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[.J11]*80" office:value-type="float" office:value="1040" calcext:value-type="float">
            <text:p>104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table:formula="of:=SUMSQ([.D12:.F18])+ SUMSQ([.G14:.H16])+SUMSQ([.B14:.C16])" office:value-type="float" office:value="193" calcext:value-type="float">
            <text:p>193</text:p>
          </table:table-cell>
          <table:table-cell table:formula="of:=SUM([.D12:.F18])+ SUM([.G14:.H16])+SUM([.B14:.C16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J12]-[.J13]" office:value-type="float" office:value="847" calcext:value-type="float">
            <text:p>847</text:p>
          </table:table-cell>
          <table:table-cell table:formula="of:=[.K13]*5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formula="of:=[.J15]*[.K15]" office:value-type="float" office:value="207515" calcext:value-type="float">
            <text:p>2075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-00-0000</text:date>, <text:time style:data-style-name="N2" text:time-value="21:54:03.3606295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43:25.967207470</meta:creation-date>
    <dc:date>2018-12-02T01:53:05.257915196</dc:date>
    <meta:editing-duration>PT2H18M26S</meta:editing-duration>
    <meta:editing-cycles>3</meta:editing-cycles>
    <meta:generator>LibreOffice/6.0.6.2$Linux_X86_64 LibreOffice_project/00m0$Build-2</meta:generator>
    <meta:document-statistic meta:table-count="1" meta:cell-count="99" meta:object-count="0"/>
  </office:meta>
</office:document-meta>
</file>